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168cm"/>
    </style:style>
    <style:style style:name="co3" style:family="table-column">
      <style:table-column-properties fo:break-before="auto" style:column-width="29.584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1-5530</text:p>
          </table:table-cell>
          <table:table-cell office:value-type="string">
            <text:p>ARTES / MÚSICA <text:s text:c="35"/></text:p>
          </table:table-cell>
          <table:table-cell office:value-type="string">
            <text:p>@rquivo@ - Revista Eletrônica do Programa de Pós-Graduação do Instituto de Artes - UNESP - S.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30X</text:p>
          </table:table-cell>
          <table:table-cell office:value-type="string">
            <text:p>ARTES / MÚSICA <text:s text:c="35"/></text:p>
          </table:table-cell>
          <table:table-cell office:value-type="string">
            <text:p>19&amp;20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0X</text:p>
          </table:table-cell>
          <table:table-cell office:value-type="string">
            <text:p>ARTES / MÚSICA <text:s text:c="35"/></text:p>
          </table:table-cell>
          <table:table-cell office:value-type="string">
            <text:p>Acerv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032</text:p>
          </table:table-cell>
          <table:table-cell office:value-type="string">
            <text:p>ARTES / MÚSICA <text:s text:c="35"/></text:p>
          </table:table-cell>
          <table:table-cell office:value-type="string">
            <text:p>Actas de Diseñ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6267</text:p>
          </table:table-cell>
          <table:table-cell office:value-type="string">
            <text:p>ARTES / MÚSICA <text:s text:c="35"/></text:p>
          </table:table-cell>
          <table:table-cell office:value-type="string">
            <text:p>Afuera. Estudios de Crítica Cultural (En líne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27</text:p>
          </table:table-cell>
          <table:table-cell office:value-type="string">
            <text:p>ARTES / MÚSICA <text:s text:c="35"/></text:p>
          </table:table-cell>
          <table:table-cell office:value-type="string">
            <text:p>Aisth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ARTES / MÚSICA <text:s text:c="35"/></text:p>
          </table:table-cell>
          <table:table-cell office:value-type="string">
            <text:p>Alceu (PUC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06X</text:p>
          </table:table-cell>
          <table:table-cell office:value-type="string">
            <text:p>ARTES / MÚSICA <text:s text:c="35"/></text:p>
          </table:table-cell>
          <table:table-cell office:value-type="string">
            <text:p>Alea: Estudos Neolatino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749</text:p>
          </table:table-cell>
          <table:table-cell office:value-type="string">
            <text:p>ARTES / MÚSICA <text:s text:c="35"/></text:p>
          </table:table-cell>
          <table:table-cell office:value-type="string">
            <text:p>Aletria (UF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339X</text:p>
          </table:table-cell>
          <table:table-cell office:value-type="string">
            <text:p>ARTES / MÚSICA <text:s text:c="35"/></text:p>
          </table:table-cell>
          <table:table-cell office:value-type="string">
            <text:p>Alternativas en Psic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87</text:p>
          </table:table-cell>
          <table:table-cell office:value-type="string">
            <text:p>ARTES / MÚSICA <text:s text:c="35"/></text:p>
          </table:table-cell>
          <table:table-cell office:value-type="string">
            <text:p>Análise &amp; Síntes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62</text:p>
          </table:table-cell>
          <table:table-cell office:value-type="string">
            <text:p>ARTES / MÚSICA <text:s text:c="35"/></text:p>
          </table:table-cell>
          <table:table-cell office:value-type="string">
            <text:p>Ao Peda-letra (Maca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ARTES / MÚSICA <text:s text:c="35"/></text:p>
          </table:table-cell>
          <table:table-cell office:value-type="string">
            <text:p>Arquitextos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053</text:p>
          </table:table-cell>
          <table:table-cell office:value-type="string">
            <text:p>ARTES / MÚSICA <text:s text:c="35"/></text:p>
          </table:table-cell>
          <table:table-cell office:value-type="string">
            <text:p>Arquivo Maaravi (UF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320</text:p>
          </table:table-cell>
          <table:table-cell office:value-type="string">
            <text:p>ARTES / MÚSICA <text:s text:c="35"/></text:p>
          </table:table-cell>
          <table:table-cell office:value-type="string">
            <text:p>ARS (São Pau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62</text:p>
          </table:table-cell>
          <table:table-cell office:value-type="string">
            <text:p>ARTES / MÚSICA <text:s text:c="35"/></text:p>
          </table:table-cell>
          <table:table-cell office:value-type="string">
            <text:p>Art&amp; (São Paulo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463</text:p>
          </table:table-cell>
          <table:table-cell office:value-type="string">
            <text:p>ARTES / MÚSICA <text:s text:c="35"/></text:p>
          </table:table-cell>
          <table:table-cell office:value-type="string">
            <text:p>ARTCIENCIA.CO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ARTES / MÚSICA <text:s text:c="35"/></text:p>
          </table:table-cell>
          <table:table-cell office:value-type="string">
            <text:p>ArtCultura (UFU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92</text:p>
          </table:table-cell>
          <table:table-cell office:value-type="string">
            <text:p>ARTES / MÚSICA <text:s text:c="35"/></text:p>
          </table:table-cell>
          <table:table-cell office:value-type="string">
            <text:p>Arte &amp; Ensaio (UFRJ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08</text:p>
          </table:table-cell>
          <table:table-cell office:value-type="string">
            <text:p>ARTES / MÚSICA <text:s text:c="35"/></text:p>
          </table:table-cell>
          <table:table-cell office:value-type="string">
            <text:p>Arte e Cultura da America La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488</text:p>
          </table:table-cell>
          <table:table-cell office:value-type="string">
            <text:p>ARTES / MÚSICA <text:s text:c="35"/></text:p>
          </table:table-cell>
          <table:table-cell office:value-type="string">
            <text:p>Arte Institucional Número Cin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ARTES / MÚSICA <text:s text:c="35"/></text:p>
          </table:table-cell>
          <table:table-cell office:value-type="string">
            <text:p>Artefilosofia (UFO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550</text:p>
          </table:table-cell>
          <table:table-cell office:value-type="string">
            <text:p>ARTES / MÚSICA <text:s text:c="35"/></text:p>
          </table:table-cell>
          <table:table-cell office:value-type="string">
            <text:p>ARTEune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2913</text:p>
          </table:table-cell>
          <table:table-cell office:value-type="string">
            <text:p>ARTES / MÚSICA <text:s text:c="35"/></text:p>
          </table:table-cell>
          <table:table-cell office:value-type="string">
            <text:p>Arts Education Policy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0-4123</text:p>
          </table:table-cell>
          <table:table-cell office:value-type="string">
            <text:p>ARTES / MÚSICA <text:s text:c="35"/></text:p>
          </table:table-cell>
          <table:table-cell office:value-type="string">
            <text:p>Australasian Drama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10X</text:p>
          </table:table-cell>
          <table:table-cell office:value-type="string">
            <text:p>ARTES / MÚSICA <text:s text:c="35"/></text:p>
          </table:table-cell>
          <table:table-cell office:value-type="string">
            <text:p>Berggasse19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1959</text:p>
          </table:table-cell>
          <table:table-cell office:value-type="string">
            <text:p>ARTES / MÚSICA <text:s text:c="35"/></text:p>
          </table:table-cell>
          <table:table-cell office:value-type="string">
            <text:p>Biblioteca Teatral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6-8932</text:p>
          </table:table-cell>
          <table:table-cell office:value-type="string">
            <text:p>ARTES / MÚSICA <text:s text:c="35"/></text:p>
          </table:table-cell>
          <table:table-cell office:value-type="string">
            <text:p>Bilboquet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504</text:p>
          </table:table-cell>
          <table:table-cell office:value-type="string">
            <text:p>ARTES / MÚSICA <text:s text:c="35"/></text:p>
          </table:table-cell>
          <table:table-cell office:value-type="string">
            <text:p>Boitat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934</text:p>
          </table:table-cell>
          <table:table-cell office:value-type="string">
            <text:p>ARTES / MÚSICA <text:s text:c="35"/></text:p>
          </table:table-cell>
          <table:table-cell office:value-type="string">
            <text:p>Boletim (Centro de Estudos Portugueses, Faculdade de Letras da UFMG) (Cessou em 2000. Cont. ISSN 1676-515X Revista do Centro de Estudos Portugueses (UFMG. 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349</text:p>
          </table:table-cell>
          <table:table-cell office:value-type="string">
            <text:p>ARTES / MÚSICA <text:s text:c="35"/></text:p>
          </table:table-cell>
          <table:table-cell office:value-type="string">
            <text:p>Boletim (USP. Grupo de Estudos do Centro de Pesquisas em Arte &amp; Fotografia do Departamento de Artes Plástic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37</text:p>
          </table:table-cell>
          <table:table-cell office:value-type="string">
            <text:p>ARTES / MÚSICA <text:s text:c="35"/></text:p>
          </table:table-cell>
          <table:table-cell office:value-type="string">
            <text:p>Boletim do CEI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9346</text:p>
          </table:table-cell>
          <table:table-cell office:value-type="string">
            <text:p>ARTES / MÚSICA <text:s text:c="35"/></text:p>
          </table:table-cell>
          <table:table-cell office:value-type="string">
            <text:p>Boletín de Investigación Educativo-Music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350</text:p>
          </table:table-cell>
          <table:table-cell office:value-type="string">
            <text:p>ARTES / MÚSICA <text:s text:c="35"/></text:p>
          </table:table-cell>
          <table:table-cell office:value-type="string">
            <text:p>BR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427</text:p>
          </table:table-cell>
          <table:table-cell office:value-type="string">
            <text:p>ARTES / MÚSICA <text:s text:c="35"/></text:p>
          </table:table-cell>
          <table:table-cell office:value-type="string">
            <text:p>Brasilia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ARTES / MÚSICA <text:s text:c="35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26</text:p>
          </table:table-cell>
          <table:table-cell office:value-type="string">
            <text:p>ARTES / MÚSICA <text:s text:c="35"/></text:p>
          </table:table-cell>
          <table:table-cell office:value-type="string">
            <text:p>Caderno de Encen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298</text:p>
          </table:table-cell>
          <table:table-cell office:value-type="string">
            <text:p>ARTES / MÚSICA <text:s text:c="35"/></text:p>
          </table:table-cell>
          <table:table-cell office:value-type="string">
            <text:p>Caderno Seminal (UERJ) (Cessou em 2003. Cont. ISSN 1806-9142 Caderno Seminal Digi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ARTES / MÚSICA <text:s text:c="35"/></text:p>
          </table:table-cell>
          <table:table-cell office:value-type="string">
            <text:p>Cadernos CED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238</text:p>
          </table:table-cell>
          <table:table-cell office:value-type="string">
            <text:p>ARTES / MÚSICA <text:s text:c="35"/></text:p>
          </table:table-cell>
          <table:table-cell office:value-type="string">
            <text:p>Cadernos de Letras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93</text:p>
          </table:table-cell>
          <table:table-cell office:value-type="string">
            <text:p>ARTES / MÚSICA <text:s text:c="35"/></text:p>
          </table:table-cell>
          <table:table-cell office:value-type="string">
            <text:p>Cadernos de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82</text:p>
          </table:table-cell>
          <table:table-cell office:value-type="string">
            <text:p>ARTES / MÚSICA <text:s text:c="35"/></text:p>
          </table:table-cell>
          <table:table-cell office:value-type="string">
            <text:p>Cadernos do CNLF (CiFEFi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05</text:p>
          </table:table-cell>
          <table:table-cell office:value-type="string">
            <text:p>ARTES / MÚSICA <text:s text:c="35"/></text:p>
          </table:table-cell>
          <table:table-cell office:value-type="string">
            <text:p>Cadernos do Colóqui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60</text:p>
          </table:table-cell>
          <table:table-cell office:value-type="string">
            <text:p>ARTES / MÚSICA <text:s text:c="35"/></text:p>
          </table:table-cell>
          <table:table-cell office:value-type="string">
            <text:p>Cadernos do Colóquio (UNIR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173</text:p>
          </table:table-cell>
          <table:table-cell office:value-type="string">
            <text:p>ARTES / MÚSICA <text:s text:c="35"/></text:p>
          </table:table-cell>
          <table:table-cell office:value-type="string">
            <text:p>Cadernos do GIPE-CIT (UF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197</text:p>
          </table:table-cell>
          <table:table-cell office:value-type="string">
            <text:p>ARTES / MÚSICA <text:s text:c="35"/></text:p>
          </table:table-cell>
          <table:table-cell office:value-type="string">
            <text:p>Cadernos do LINC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318</text:p>
          </table:table-cell>
          <table:table-cell office:value-type="string">
            <text:p>ARTES / MÚSICA <text:s text:c="35"/></text:p>
          </table:table-cell>
          <table:table-cell office:value-type="string">
            <text:p>Cadernos do Programa de Pós-Graduação em Artes Visuais da Escola de Belas Artes da Universidade Federal da Ba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ARTES / MÚSICA <text:s text:c="35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2-960X</text:p>
          </table:table-cell>
          <table:table-cell office:value-type="string">
            <text:p>ARTES / MÚSICA <text:s text:c="35"/></text:p>
          </table:table-cell>
          <table:table-cell office:value-type="string">
            <text:p>Caietele Echinox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820</text:p>
          </table:table-cell>
          <table:table-cell office:value-type="string">
            <text:p>ARTES / MÚSICA <text:s text:c="35"/></text:p>
          </table:table-cell>
          <table:table-cell office:value-type="string">
            <text:p>Caligrama (ECA/USP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07</text:p>
          </table:table-cell>
          <table:table-cell office:value-type="string">
            <text:p>ARTES / MÚSICA <text:s text:c="35"/></text:p>
          </table:table-cell>
          <table:table-cell office:value-type="string">
            <text:p>Canadian Journal of Histo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2728</text:p>
          </table:table-cell>
          <table:table-cell office:value-type="string">
            <text:p>ARTES / MÚSICA <text:s text:c="35"/></text:p>
          </table:table-cell>
          <table:table-cell office:value-type="string">
            <text:p>Cardiology (Armonk, N.Y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180</text:p>
          </table:table-cell>
          <table:table-cell office:value-type="string">
            <text:p>ARTES / MÚSICA <text:s text:c="35"/></text:p>
          </table:table-cell>
          <table:table-cell office:value-type="string">
            <text:p>Cavalo Lou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75X</text:p>
          </table:table-cell>
          <table:table-cell office:value-type="string">
            <text:p>ARTES / MÚSICA <text:s text:c="35"/></text:p>
          </table:table-cell>
          <table:table-cell office:value-type="string">
            <text:p>Cena. UFR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25</text:p>
          </table:table-cell>
          <table:table-cell office:value-type="string">
            <text:p>ARTES / MÚSICA <text:s text:c="35"/></text:p>
          </table:table-cell>
          <table:table-cell office:value-type="string">
            <text:p>Cidades (Presidente Prude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ARTES / MÚSICA <text:s text:c="35"/></text:p>
          </table:table-cell>
          <table:table-cell office:value-type="string">
            <text:p>Ciencia Hoje das Crianç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821</text:p>
          </table:table-cell>
          <table:table-cell office:value-type="string">
            <text:p>ARTES / MÚSICA <text:s text:c="35"/></text:p>
          </table:table-cell>
          <table:table-cell office:value-type="string">
            <text:p>Ciências &amp; Cogniçã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343</text:p>
          </table:table-cell>
          <table:table-cell office:value-type="string">
            <text:p>ARTES / MÚSICA <text:s text:c="35"/></text:p>
          </table:table-cell>
          <table:table-cell office:value-type="string">
            <text:p>Ciné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300</text:p>
          </table:table-cell>
          <table:table-cell office:value-type="string">
            <text:p>ARTES / MÚSICA <text:s text:c="35"/></text:p>
          </table:table-cell>
          <table:table-cell office:value-type="string">
            <text:p>Claves (João Pesso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09</text:p>
          </table:table-cell>
          <table:table-cell office:value-type="string">
            <text:p>ARTES / MÚSICA <text:s text:c="35"/></text:p>
          </table:table-cell>
          <table:table-cell office:value-type="string">
            <text:p>Claves (João Pessoa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36</text:p>
          </table:table-cell>
          <table:table-cell office:value-type="string">
            <text:p>ARTES / MÚSICA <text:s text:c="35"/></text:p>
          </table:table-cell>
          <table:table-cell office:value-type="string">
            <text:p>Clio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549</text:p>
          </table:table-cell>
          <table:table-cell office:value-type="string">
            <text:p>ARTES / MÚSICA <text:s text:c="35"/></text:p>
          </table:table-cell>
          <table:table-cell office:value-type="string">
            <text:p>Cognição &amp; Artes Music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ARTES / MÚSICA <text:s text:c="35"/></text:p>
          </table:table-cell>
          <table:table-cell office:value-type="string">
            <text:p>ComCiênci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ARTES / MÚSICA <text:s text:c="35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ARTES / MÚSICA <text:s text:c="35"/></text:p>
          </table:table-cell>
          <table:table-cell office:value-type="string">
            <text:p>Concinnitas (Rio de Janeir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76</text:p>
          </table:table-cell>
          <table:table-cell office:value-type="string">
            <text:p>ARTES / MÚSICA <text:s text:c="35"/></text:p>
          </table:table-cell>
          <table:table-cell office:value-type="string">
            <text:p>Confrari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558</text:p>
          </table:table-cell>
          <table:table-cell office:value-type="string">
            <text:p>ARTES / MÚSICA <text:s text:c="35"/></text:p>
          </table:table-cell>
          <table:table-cell office:value-type="string">
            <text:p>Continente Multicult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227</text:p>
          </table:table-cell>
          <table:table-cell office:value-type="string">
            <text:p>ARTES / MÚSICA <text:s text:c="35"/></text:p>
          </table:table-cell>
          <table:table-cell office:value-type="string">
            <text:p>Contrapontos (UNIVALI) (Cessou em 2008. Cont. ISSN 1984-7114 Contrapontos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44</text:p>
          </table:table-cell>
          <table:table-cell office:value-type="string">
            <text:p>ARTES / MÚSICA <text:s text:c="35"/></text:p>
          </table:table-cell>
          <table:table-cell office:value-type="string">
            <text:p>Correlati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3X</text:p>
          </table:table-cell>
          <table:table-cell office:value-type="string">
            <text:p>ARTES / MÚSICA <text:s text:c="35"/></text:p>
          </table:table-cell>
          <table:table-cell office:value-type="string">
            <text:p>Cultura Visu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0263</text:p>
          </table:table-cell>
          <table:table-cell office:value-type="string">
            <text:p>ARTES / MÚSICA <text:s text:c="35"/></text:p>
          </table:table-cell>
          <table:table-cell office:value-type="string">
            <text:p>Cupulas (Ciudad de La Hab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384</text:p>
          </table:table-cell>
          <table:table-cell office:value-type="string">
            <text:p>ARTES / MÚSICA <text:s text:c="35"/></text:p>
          </table:table-cell>
          <table:table-cell office:value-type="string">
            <text:p>Currículo sem Frontei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29</text:p>
          </table:table-cell>
          <table:table-cell office:value-type="string">
            <text:p>ARTES / MÚSICA <text:s text:c="35"/></text:p>
          </table:table-cell>
          <table:table-cell office:value-type="string">
            <text:p>DA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939</text:p>
          </table:table-cell>
          <table:table-cell office:value-type="string">
            <text:p>ARTES / MÚSICA <text:s text:c="35"/></text:p>
          </table:table-cell>
          <table:table-cell office:value-type="string">
            <text:p>Debates (UNIRI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ARTES / MÚSICA <text:s text:c="35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960</text:p>
          </table:table-cell>
          <table:table-cell office:value-type="string">
            <text:p>ARTES / MÚSICA <text:s text:c="35"/></text:p>
          </table:table-cell>
          <table:table-cell office:value-type="string">
            <text:p>Diálogos Entre Arte e Públ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ARTES / MÚSICA <text:s text:c="35"/></text:p>
          </table:table-cell>
          <table:table-cell office:value-type="string">
            <text:p>Diálogos Possíveis (FS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52</text:p>
          </table:table-cell>
          <table:table-cell office:value-type="string">
            <text:p>ARTES / MÚSICA <text:s text:c="35"/></text:p>
          </table:table-cell>
          <table:table-cell office:value-type="string">
            <text:p>Discursos Fotográf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66</text:p>
          </table:table-cell>
          <table:table-cell office:value-type="string">
            <text:p>ARTES / MÚSICA <text:s text:c="35"/></text:p>
          </table:table-cell>
          <table:table-cell office:value-type="string">
            <text:p>Domínios da Imagem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1078</text:p>
          </table:table-cell>
          <table:table-cell office:value-type="string">
            <text:p>ARTES / MÚSICA <text:s text:c="35"/></text:p>
          </table:table-cell>
          <table:table-cell office:value-type="string">
            <text:p>Early Music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24</text:p>
          </table:table-cell>
          <table:table-cell office:value-type="string">
            <text:p>ARTES / MÚSICA <text:s text:c="35"/></text:p>
          </table:table-cell>
          <table:table-cell office:value-type="string">
            <text:p>Educação &amp; Imagem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5161</text:p>
          </table:table-cell>
          <table:table-cell office:value-type="string">
            <text:p>ARTES / MÚSICA <text:s text:c="35"/></text:p>
          </table:table-cell>
          <table:table-cell office:value-type="string">
            <text:p>El Rapto de Euro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538</text:p>
          </table:table-cell>
          <table:table-cell office:value-type="string">
            <text:p>ARTES / MÚSICA <text:s text:c="35"/></text:p>
          </table:table-cell>
          <table:table-cell office:value-type="string">
            <text:p>Electronic Musicological Review (English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420</text:p>
          </table:table-cell>
          <table:table-cell office:value-type="string">
            <text:p>ARTES / MÚSICA <text:s text:c="35"/></text:p>
          </table:table-cell>
          <table:table-cell office:value-type="string">
            <text:p>Em Pauta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ARTES / MÚSICA <text:s text:c="35"/></text:p>
          </table:table-cell>
          <table:table-cell office:value-type="string">
            <text:p>Ensaio (Fundação Cesgranri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011</text:p>
          </table:table-cell>
          <table:table-cell office:value-type="string">
            <text:p>ARTES / MÚSICA <text:s text:c="35"/></text:p>
          </table:table-cell>
          <table:table-cell office:value-type="string">
            <text:p>Ensino, Saúde e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11-1851</text:p>
          </table:table-cell>
          <table:table-cell office:value-type="string">
            <text:p>ARTES / MÚSICA <text:s text:c="35"/></text:p>
          </table:table-cell>
          <table:table-cell office:value-type="string">
            <text:p>Épar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ARTES / MÚSICA <text:s text:c="35"/></text:p>
          </table:table-cell>
          <table:table-cell office:value-type="string">
            <text:p>Esboço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342</text:p>
          </table:table-cell>
          <table:table-cell office:value-type="string">
            <text:p>ARTES / MÚSICA <text:s text:c="35"/></text:p>
          </table:table-cell>
          <table:table-cell office:value-type="string">
            <text:p>Espaço e Cultura (UE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437</text:p>
          </table:table-cell>
          <table:table-cell office:value-type="string">
            <text:p>ARTES / MÚSICA <text:s text:c="35"/></text:p>
          </table:table-cell>
          <table:table-cell office:value-type="string">
            <text:p>Estudos de Psicanális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1836</text:p>
          </table:table-cell>
          <table:table-cell office:value-type="string">
            <text:p>ARTES / MÚSICA <text:s text:c="35"/></text:p>
          </table:table-cell>
          <table:table-cell office:value-type="string">
            <text:p>Ethnomus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6308</text:p>
          </table:table-cell>
          <table:table-cell office:value-type="string">
            <text:p>ARTES / MÚSICA <text:s text:c="35"/></text:p>
          </table:table-cell>
          <table:table-cell office:value-type="string">
            <text:p>Eufonía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850</text:p>
          </table:table-cell>
          <table:table-cell office:value-type="string">
            <text:p>ARTES / MÚSICA <text:s text:c="35"/></text:p>
          </table:table-cell>
          <table:table-cell office:value-type="string">
            <text:p>Eutomia (Recif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40</text:p>
          </table:table-cell>
          <table:table-cell office:value-type="string">
            <text:p>ARTES / MÚSICA <text:s text:c="35"/></text:p>
          </table:table-cell>
          <table:table-cell office:value-type="string">
            <text:p>Expressão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29</text:p>
          </table:table-cell>
          <table:table-cell office:value-type="string">
            <text:p>ARTES / MÚSICA <text:s text:c="35"/></text:p>
          </table:table-cell>
          <table:table-cell office:value-type="string">
            <text:p>Expressão (Teres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ARTES / MÚSICA <text:s text:c="35"/></text:p>
          </table:table-cell>
          <table:table-cell office:value-type="string">
            <text:p>Extensão e Cultura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21</text:p>
          </table:table-cell>
          <table:table-cell office:value-type="string">
            <text:p>ARTES / MÚSICA <text:s text:c="35"/></text:p>
          </table:table-cell>
          <table:table-cell office:value-type="string">
            <text:p>FACOM (FAA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9364</text:p>
          </table:table-cell>
          <table:table-cell office:value-type="string">
            <text:p>ARTES / MÚSICA <text:s text:c="35"/></text:p>
          </table:table-cell>
          <table:table-cell office:value-type="string">
            <text:p>Fanfare (Tenafly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58</text:p>
          </table:table-cell>
          <table:table-cell office:value-type="string">
            <text:p>ARTES / MÚSICA <text:s text:c="35"/></text:p>
          </table:table-cell>
          <table:table-cell office:value-type="string">
            <text:p>Farol (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ARTES / MÚSICA <text:s text:c="35"/></text:p>
          </table:table-cell>
          <table:table-cell office:value-type="string">
            <text:p>Fênix (UFU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3-9128</text:p>
          </table:table-cell>
          <table:table-cell office:value-type="string">
            <text:p>ARTES / MÚSICA <text:s text:c="35"/></text:p>
          </table:table-cell>
          <table:table-cell office:value-type="string">
            <text:p>Filigrane (Sampz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1-5719</text:p>
          </table:table-cell>
          <table:table-cell office:value-type="string">
            <text:p>ARTES / MÚSICA <text:s text:c="35"/></text:p>
          </table:table-cell>
          <table:table-cell office:value-type="string">
            <text:p>Flusser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4-6918</text:p>
          </table:table-cell>
          <table:table-cell office:value-type="string">
            <text:p>ARTES / MÚSICA <text:s text:c="35"/></text:p>
          </table:table-cell>
          <table:table-cell office:value-type="string">
            <text:p>Flute Talk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70X</text:p>
          </table:table-cell>
          <table:table-cell office:value-type="string">
            <text:p>ARTES / MÚSICA <text:s text:c="35"/></text:p>
          </table:table-cell>
          <table:table-cell office:value-type="string">
            <text:p>Folhetim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31</text:p>
          </table:table-cell>
          <table:table-cell office:value-type="string">
            <text:p>ARTES / MÚSICA <text:s text:c="35"/></text:p>
          </table:table-cell>
          <table:table-cell office:value-type="string">
            <text:p>Fórum Patrimônio : Ambiente Construído e Patrimônio Sustentável (UFM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11X</text:p>
          </table:table-cell>
          <table:table-cell office:value-type="string">
            <text:p>ARTES / MÚSICA <text:s text:c="35"/></text:p>
          </table:table-cell>
          <table:table-cell office:value-type="string">
            <text:p>Galáxia (PUC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565</text:p>
          </table:table-cell>
          <table:table-cell office:value-type="string">
            <text:p>ARTES / MÚSICA <text:s text:c="35"/></text:p>
          </table:table-cell>
          <table:table-cell office:value-type="string">
            <text:p>Gambiarra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536</text:p>
          </table:table-cell>
          <table:table-cell office:value-type="string">
            <text:p>ARTES / MÚSICA <text:s text:c="35"/></text:p>
          </table:table-cell>
          <table:table-cell office:value-type="string">
            <text:p>Graph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737</text:p>
          </table:table-cell>
          <table:table-cell office:value-type="string">
            <text:p>ARTES / MÚSICA <text:s text:c="35"/></text:p>
          </table:table-cell>
          <table:table-cell office:value-type="string">
            <text:p>ICTUS (PPGMUS/UF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3063</text:p>
          </table:table-cell>
          <table:table-cell office:value-type="string">
            <text:p>ARTES / MÚSICA <text:s text:c="35"/></text:p>
          </table:table-cell>
          <table:table-cell office:value-type="string">
            <text:p>IEEE Transactions on Consumer Electron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8856</text:p>
          </table:table-cell>
          <table:table-cell office:value-type="string">
            <text:p>ARTES / MÚSICA <text:s text:c="35"/></text:p>
          </table:table-cell>
          <table:table-cell office:value-type="string">
            <text:p>Image and Vision Comput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6845</text:p>
          </table:table-cell>
          <table:table-cell office:value-type="string">
            <text:p>ARTES / MÚSICA <text:s text:c="35"/></text:p>
          </table:table-cell>
          <table:table-cell office:value-type="string">
            <text:p>Imaginar (Associação de Professores de Expressão e Comunicação Visu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77</text:p>
          </table:table-cell>
          <table:table-cell office:value-type="string">
            <text:p>ARTES / MÚSICA <text:s text:c="35"/></text:p>
          </table:table-cell>
          <table:table-cell office:value-type="string">
            <text:p>Infodesign (SBDI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147</text:p>
          </table:table-cell>
          <table:table-cell office:value-type="string">
            <text:p>ARTES / MÚSICA <text:s text:c="35"/></text:p>
          </table:table-cell>
          <table:table-cell office:value-type="string">
            <text:p>Integração (USJ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929</text:p>
          </table:table-cell>
          <table:table-cell office:value-type="string">
            <text:p>ARTES / MÚSICA <text:s text:c="35"/></text:p>
          </table:table-cell>
          <table:table-cell office:value-type="string">
            <text:p>Inter ação (Paranaí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5234</text:p>
          </table:table-cell>
          <table:table-cell office:value-type="string">
            <text:p>ARTES / MÚSICA <text:s text:c="35"/></text:p>
          </table:table-cell>
          <table:table-cell office:value-type="string">
            <text:p>International Journal of Education Through Ar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24</text:p>
          </table:table-cell>
          <table:table-cell office:value-type="string">
            <text:p>ARTES / MÚSICA <text:s text:c="35"/></text:p>
          </table:table-cell>
          <table:table-cell office:value-type="string">
            <text:p>Intervenções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25</text:p>
          </table:table-cell>
          <table:table-cell office:value-type="string">
            <text:p>ARTES / MÚSICA <text:s text:c="35"/></text:p>
          </table:table-cell>
          <table:table-cell office:value-type="string">
            <text:p>Ipotesi (UF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4-4844</text:p>
          </table:table-cell>
          <table:table-cell office:value-type="string">
            <text:p>ARTES / MÚSICA <text:s text:c="35"/></text:p>
          </table:table-cell>
          <table:table-cell office:value-type="string">
            <text:p>Janus (Antwerp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7732</text:p>
          </table:table-cell>
          <table:table-cell office:value-type="string">
            <text:p>ARTES / MÚSICA <text:s text:c="35"/></text:p>
          </table:table-cell>
          <table:table-cell office:value-type="string">
            <text:p>Journal of Sing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00</text:p>
          </table:table-cell>
          <table:table-cell office:value-type="string">
            <text:p>ARTES / MÚSICA <text:s text:c="35"/></text:p>
          </table:table-cell>
          <table:table-cell office:value-type="string">
            <text:p>Journal of the Brazilian Computer Societ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094X</text:p>
          </table:table-cell>
          <table:table-cell office:value-type="string">
            <text:p>ARTES / MÚSICA <text:s text:c="35"/></text:p>
          </table:table-cell>
          <table:table-cell office:value-type="string">
            <text:p>Leonardo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2-438X</text:p>
          </table:table-cell>
          <table:table-cell office:value-type="string">
            <text:p>ARTES / MÚSICA <text:s text:c="35"/></text:p>
          </table:table-cell>
          <table:table-cell office:value-type="string">
            <text:p>Les Irraiductibles (Saint-Den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971</text:p>
          </table:table-cell>
          <table:table-cell office:value-type="string">
            <text:p>ARTES / MÚSICA <text:s text:c="35"/></text:p>
          </table:table-cell>
          <table:table-cell office:value-type="string">
            <text:p>Letras (Belo Horizon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43</text:p>
          </table:table-cell>
          <table:table-cell office:value-type="string">
            <text:p>ARTES / MÚSICA <text:s text:c="35"/></text:p>
          </table:table-cell>
          <table:table-cell office:value-type="string">
            <text:p>Linguagens : Revista de Letras, Artes e Comunicação (FUR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ARTES / MÚSICA <text:s text:c="35"/></text:p>
          </table:table-cell>
          <table:table-cell office:value-type="string">
            <text:p>Lugar Comum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42</text:p>
          </table:table-cell>
          <table:table-cell office:value-type="string">
            <text:p>ARTES / MÚSICA <text:s text:c="35"/></text:p>
          </table:table-cell>
          <table:table-cell office:value-type="string">
            <text:p>Marcelin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ARTES / MÚSICA <text:s text:c="35"/></text:p>
          </table:table-cell>
          <table:table-cell office:value-type="string">
            <text:p>Margem Esquer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27</text:p>
          </table:table-cell>
          <table:table-cell office:value-type="string">
            <text:p>ARTES / MÚSICA <text:s text:c="35"/></text:p>
          </table:table-cell>
          <table:table-cell office:value-type="string">
            <text:p>Mediaçã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64</text:p>
          </table:table-cell>
          <table:table-cell office:value-type="string">
            <text:p>ARTES / MÚSICA <text:s text:c="35"/></text:p>
          </table:table-cell>
          <table:table-cell office:value-type="string">
            <text:p>Mediação (Curiti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727</text:p>
          </table:table-cell>
          <table:table-cell office:value-type="string">
            <text:p>ARTES / MÚSICA <text:s text:c="35"/></text:p>
          </table:table-cell>
          <table:table-cell office:value-type="string">
            <text:p>Mediando [Con]Tatos com a Arte e Cultur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474</text:p>
          </table:table-cell>
          <table:table-cell office:value-type="string">
            <text:p>ARTES / MÚSICA <text:s text:c="35"/></text:p>
          </table:table-cell>
          <table:table-cell office:value-type="string">
            <text:p>Metáforas Recor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65X</text:p>
          </table:table-cell>
          <table:table-cell office:value-type="string">
            <text:p>ARTES / MÚSICA <text:s text:c="35"/></text:p>
          </table:table-cell>
          <table:table-cell office:value-type="string">
            <text:p>Minas Gerais. Suplemento Liter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385</text:p>
          </table:table-cell>
          <table:table-cell office:value-type="string">
            <text:p>ARTES / MÚSICA <text:s text:c="35"/></text:p>
          </table:table-cell>
          <table:table-cell office:value-type="string">
            <text:p>Móin-Móin (UDE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348</text:p>
          </table:table-cell>
          <table:table-cell office:value-type="string">
            <text:p>ARTES / MÚSICA <text:s text:c="35"/></text:p>
          </table:table-cell>
          <table:table-cell office:value-type="string">
            <text:p>Moringa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1640</text:p>
          </table:table-cell>
          <table:table-cell office:value-type="string">
            <text:p>ARTES / MÚSICA <text:s text:c="35"/></text:p>
          </table:table-cell>
          <table:table-cell office:value-type="string">
            <text:p>Motor Contro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ARTES / MÚSICA <text:s text:c="35"/></text:p>
          </table:table-cell>
          <table:table-cell office:value-type="string">
            <text:p>Musas (IPHA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4224</text:p>
          </table:table-cell>
          <table:table-cell office:value-type="string">
            <text:p>ARTES / MÚSICA <text:s text:c="35"/></text:p>
          </table:table-cell>
          <table:table-cell office:value-type="string">
            <text:p>Music &amp;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303</text:p>
          </table:table-cell>
          <table:table-cell office:value-type="string">
            <text:p>ARTES / MÚSICA <text:s text:c="35"/></text:p>
          </table:table-cell>
          <table:table-cell office:value-type="string">
            <text:p>Música &amp; Cultura (Salvador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02</text:p>
          </table:table-cell>
          <table:table-cell office:value-type="string">
            <text:p>ARTES / MÚSICA <text:s text:c="35"/></text:p>
          </table:table-cell>
          <table:table-cell office:value-type="string">
            <text:p>Música em Contexto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126</text:p>
          </table:table-cell>
          <table:table-cell office:value-type="string">
            <text:p>ARTES / MÚSICA <text:s text:c="35"/></text:p>
          </table:table-cell>
          <table:table-cell office:value-type="string">
            <text:p>Música em Perspec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939</text:p>
          </table:table-cell>
          <table:table-cell office:value-type="string">
            <text:p>ARTES / MÚSICA <text:s text:c="35"/></text:p>
          </table:table-cell>
          <table:table-cell office:value-type="string">
            <text:p>Música Hod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0-373X</text:p>
          </table:table-cell>
          <table:table-cell office:value-type="string">
            <text:p>ARTES / MÚSICA <text:s text:c="35"/></text:p>
          </table:table-cell>
          <table:table-cell office:value-type="string">
            <text:p>Muzikoloski Zbornik / Musicological Annu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8338</text:p>
          </table:table-cell>
          <table:table-cell office:value-type="string">
            <text:p>ARTES / MÚSICA <text:s text:c="35"/></text:p>
          </table:table-cell>
          <table:table-cell office:value-type="string">
            <text:p>Nada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ARTES / MÚSICA <text:s text:c="35"/></text:p>
          </table:table-cell>
          <table:table-cell office:value-type="string">
            <text:p>Neurociências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77</text:p>
          </table:table-cell>
          <table:table-cell office:value-type="string">
            <text:p>ARTES / MÚSICA <text:s text:c="35"/></text:p>
          </table:table-cell>
          <table:table-cell office:value-type="string">
            <text:p>Nossa Amé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ARTES / MÚSICA <text:s text:c="35"/></text:p>
          </table:table-cell>
          <table:table-cell office:value-type="string">
            <text:p>Novos Estudos CEBRA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ARTES / MÚSICA <text:s text:c="35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ARTES / MÚSICA <text:s text:c="35"/></text:p>
          </table:table-cell>
          <table:table-cell office:value-type="string">
            <text:p>Nuevo Mundo-Mundos Nuev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09</text:p>
          </table:table-cell>
          <table:table-cell office:value-type="string">
            <text:p>ARTES / MÚSICA <text:s text:c="35"/></text:p>
          </table:table-cell>
          <table:table-cell office:value-type="string">
            <text:p>O Eixo e a Rod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235</text:p>
          </table:table-cell>
          <table:table-cell office:value-type="string">
            <text:p>ARTES / MÚSICA <text:s text:c="35"/></text:p>
          </table:table-cell>
          <table:table-cell office:value-type="string">
            <text:p>O Marrar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ARTES / MÚSICA <text:s text:c="35"/></text:p>
          </table:table-cell>
          <table:table-cell office:value-type="string">
            <text:p>O Olho da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671</text:p>
          </table:table-cell>
          <table:table-cell office:value-type="string">
            <text:p>ARTES / MÚSICA <text:s text:c="35"/></text:p>
          </table:table-cell>
          <table:table-cell office:value-type="string">
            <text:p>O Percevejo (UNIRI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29</text:p>
          </table:table-cell>
          <table:table-cell office:value-type="string">
            <text:p>ARTES / MÚSICA <text:s text:c="35"/></text:p>
          </table:table-cell>
          <table:table-cell office:value-type="string">
            <text:p>Oficina do Inconfidência (Ouro Pre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17</text:p>
          </table:table-cell>
          <table:table-cell office:value-type="string">
            <text:p>ARTES / MÚSICA <text:s text:c="35"/></text:p>
          </table:table-cell>
          <table:table-cell office:value-type="string">
            <text:p>Opus (Belo Horizonte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412</text:p>
          </table:table-cell>
          <table:table-cell office:value-type="string">
            <text:p>ARTES / MÚSICA <text:s text:c="35"/></text:p>
          </table:table-cell>
          <table:table-cell office:value-type="string">
            <text:p>Opus (Porto Aleg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0X</text:p>
          </table:table-cell>
          <table:table-cell office:value-type="string">
            <text:p>ARTES / MÚSICA <text:s text:c="35"/></text:p>
          </table:table-cell>
          <table:table-cell office:value-type="string">
            <text:p>OuvirOUver (Uberlândi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ARTES / MÚSICA <text:s text:c="35"/></text:p>
          </table:table-cell>
          <table:table-cell office:value-type="string">
            <text:p>P@rte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507</text:p>
          </table:table-cell>
          <table:table-cell office:value-type="string">
            <text:p>ARTES / MÚSICA <text:s text:c="35"/></text:p>
          </table:table-cell>
          <table:table-cell office:value-type="string">
            <text:p>Palimpsesto (Rio de Janeir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599</text:p>
          </table:table-cell>
          <table:table-cell office:value-type="string">
            <text:p>ARTES / MÚSICA <text:s text:c="35"/></text:p>
          </table:table-cell>
          <table:table-cell office:value-type="string">
            <text:p>Per Musi (UFMG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180</text:p>
          </table:table-cell>
          <table:table-cell office:value-type="string">
            <text:p>ARTES / MÚSICA <text:s text:c="35"/></text:p>
          </table:table-cell>
          <table:table-cell office:value-type="string">
            <text:p>Pesquisa e Mús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ARTES / MÚSICA <text:s text:c="35"/></text:p>
          </table:table-cell>
          <table:table-cell office:value-type="string">
            <text:p>Pesquisa FAP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ARTES / MÚSICA <text:s text:c="35"/></text:p>
          </table:table-cell>
          <table:table-cell office:value-type="string">
            <text:p>Physis (UE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0-5504</text:p>
          </table:table-cell>
          <table:table-cell office:value-type="string">
            <text:p>ARTES / MÚSICA <text:s text:c="35"/></text:p>
          </table:table-cell>
          <table:table-cell office:value-type="string">
            <text:p>Plural Plurie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ARTES / MÚSICA <text:s text:c="35"/></text:p>
          </table:table-cell>
          <table:table-cell office:value-type="string">
            <text:p>Poiesis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ARTES / MÚSICA <text:s text:c="35"/></text:p>
          </table:table-cell>
          <table:table-cell office:value-type="string">
            <text:p>Polêm!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1728</text:p>
          </table:table-cell>
          <table:table-cell office:value-type="string">
            <text:p>ARTES / MÚSICA <text:s text:c="35"/></text:p>
          </table:table-cell>
          <table:table-cell office:value-type="string">
            <text:p>Polémica (Barcelo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07</text:p>
          </table:table-cell>
          <table:table-cell office:value-type="string">
            <text:p>ARTES / MÚSICA <text:s text:c="35"/></text:p>
          </table:table-cell>
          <table:table-cell office:value-type="string">
            <text:p>Ponto-e-Vírgula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69</text:p>
          </table:table-cell>
          <table:table-cell office:value-type="string">
            <text:p>ARTES / MÚSICA <text:s text:c="35"/></text:p>
          </table:table-cell>
          <table:table-cell office:value-type="string">
            <text:p>Porto Arte (UFRG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056</text:p>
          </table:table-cell>
          <table:table-cell office:value-type="string">
            <text:p>ARTES / MÚSICA <text:s text:c="35"/></text:p>
          </table:table-cell>
          <table:table-cell office:value-type="string">
            <text:p>Pó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507</text:p>
          </table:table-cell>
          <table:table-cell office:value-type="string">
            <text:p>ARTES / MÚSICA <text:s text:c="35"/></text:p>
          </table:table-cell>
          <table:table-cell office:value-type="string">
            <text:p>Pós: Revista do Programa de Pós-Graduação em Ar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ARTES / MÚSICA <text:s text:c="35"/></text:p>
          </table:table-cell>
          <table:table-cell office:value-type="string">
            <text:p>Prâksis (FEE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ARTES / MÚSICA <text:s text:c="35"/></text:p>
          </table:table-cell>
          <table:table-cell office:value-type="string">
            <text:p>Presença Pedag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694</text:p>
          </table:table-cell>
          <table:table-cell office:value-type="string">
            <text:p>ARTES / MÚSICA <text:s text:c="35"/></text:p>
          </table:table-cell>
          <table:table-cell office:value-type="string">
            <text:p>Princípios (UFRN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ARTES / MÚSICA <text:s text:c="35"/></text:p>
          </table:table-cell>
          <table:table-cell office:value-type="string">
            <text:p>Pró-Posições (UNICAM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16</text:p>
          </table:table-cell>
          <table:table-cell office:value-type="string">
            <text:p>ARTES / MÚSICA <text:s text:c="35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9208</text:p>
          </table:table-cell>
          <table:table-cell office:value-type="string">
            <text:p>ARTES / MÚSICA <text:s text:c="35"/></text:p>
          </table:table-cell>
          <table:table-cell office:value-type="string">
            <text:p>Quarterly Review of Film and Vide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300</text:p>
          </table:table-cell>
          <table:table-cell office:value-type="string">
            <text:p>ARTES / MÚSICA <text:s text:c="35"/></text:p>
          </table:table-cell>
          <table:table-cell office:value-type="string">
            <text:p>Questão de Crí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591</text:p>
          </table:table-cell>
          <table:table-cell office:value-type="string">
            <text:p>ARTES / MÚSICA <text:s text:c="35"/></text:p>
          </table:table-cell>
          <table:table-cell office:value-type="string">
            <text:p>Recorte (UninC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31</text:p>
          </table:table-cell>
          <table:table-cell office:value-type="string">
            <text:p>ARTES / MÚSICA <text:s text:c="35"/></text:p>
          </table:table-cell>
          <table:table-cell office:value-type="string">
            <text:p>REEL. Revista Eletrônica de Estudos Literár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4-9743</text:p>
          </table:table-cell>
          <table:table-cell office:value-type="string">
            <text:p>ARTES / MÚSICA <text:s text:c="35"/></text:p>
          </table:table-cell>
          <table:table-cell office:value-type="string">
            <text:p>Reliance (Ramonville Saint-Ag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203</text:p>
          </table:table-cell>
          <table:table-cell office:value-type="string">
            <text:p>ARTES / MÚSICA <text:s text:c="35"/></text:p>
          </table:table-cell>
          <table:table-cell office:value-type="string">
            <text:p>Repertório Teatro &amp; Danç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71</text:p>
          </table:table-cell>
          <table:table-cell office:value-type="string">
            <text:p>ARTES / MÚSICA <text:s text:c="35"/></text:p>
          </table:table-cell>
          <table:table-cell office:value-type="string">
            <text:p>RESI : Revista Eletrônica de Sistemas de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74</text:p>
          </table:table-cell>
          <table:table-cell office:value-type="string">
            <text:p>ARTES / MÚSICA <text:s text:c="35"/></text:p>
          </table:table-cell>
          <table:table-cell office:value-type="string">
            <text:p>Resonancias (Santiag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632</text:p>
          </table:table-cell>
          <table:table-cell office:value-type="string">
            <text:p>ARTES / MÚSICA <text:s text:c="35"/></text:p>
          </table:table-cell>
          <table:table-cell office:value-type="string">
            <text:p>Revista @mbienteedu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ARTES / MÚSICA <text:s text:c="35"/></text:p>
          </table:table-cell>
          <table:table-cell office:value-type="string">
            <text:p>Revista Anthrop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ARTES / MÚSICA <text:s text:c="35"/></text:p>
          </table:table-cell>
          <table:table-cell office:value-type="string">
            <text:p>Revista Brasileira de Educ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ARTES / MÚSICA <text:s text:c="35"/></text:p>
          </table:table-cell>
          <table:table-cell office:value-type="string">
            <text:p>Revista Brasileira de Estudos Pedagog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ARTES / MÚSICA <text:s text:c="35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504</text:p>
          </table:table-cell>
          <table:table-cell office:value-type="string">
            <text:p>ARTES / MÚSICA <text:s text:c="35"/></text:p>
          </table:table-cell>
          <table:table-cell office:value-type="string">
            <text:p>Revista Brasileira de Inov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63</text:p>
          </table:table-cell>
          <table:table-cell office:value-type="string">
            <text:p>ARTES / MÚSICA <text:s text:c="35"/></text:p>
          </table:table-cell>
          <table:table-cell office:value-type="string">
            <text:p>Revista Brasileira de Literatura Compar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876X</text:p>
          </table:table-cell>
          <table:table-cell office:value-type="string">
            <text:p>ARTES / MÚSICA <text:s text:c="35"/></text:p>
          </table:table-cell>
          <table:table-cell office:value-type="string">
            <text:p>Revista Chilena de Antropología Visu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12</text:p>
          </table:table-cell>
          <table:table-cell office:value-type="string">
            <text:p>ARTES / MÚSICA <text:s text:c="35"/></text:p>
          </table:table-cell>
          <table:table-cell office:value-type="string">
            <text:p>Revista Científica da FAME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15</text:p>
          </table:table-cell>
          <table:table-cell office:value-type="string">
            <text:p>ARTES / MÚSICA <text:s text:c="35"/></text:p>
          </table:table-cell>
          <table:table-cell office:value-type="string">
            <text:p>Revista Científica/FAP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071</text:p>
          </table:table-cell>
          <table:table-cell office:value-type="string">
            <text:p>ARTES / MÚSICA <text:s text:c="35"/></text:p>
          </table:table-cell>
          <table:table-cell office:value-type="string">
            <text:p>Revista Científica/FAP (Curitib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630</text:p>
          </table:table-cell>
          <table:table-cell office:value-type="string">
            <text:p>ARTES / MÚSICA <text:s text:c="35"/></text:p>
          </table:table-cell>
          <table:table-cell office:value-type="string">
            <text:p>Revista da ABE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ARTES / MÚSICA <text:s text:c="35"/></text:p>
          </table:table-cell>
          <table:table-cell office:value-type="string">
            <text:p>Revista da ANPOL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07</text:p>
          </table:table-cell>
          <table:table-cell office:value-type="string">
            <text:p>ARTES / MÚSICA <text:s text:c="35"/></text:p>
          </table:table-cell>
          <table:table-cell office:value-type="string">
            <text:p>Revista da FACED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58</text:p>
          </table:table-cell>
          <table:table-cell office:value-type="string">
            <text:p>ARTES / MÚSICA <text:s text:c="35"/></text:p>
          </table:table-cell>
          <table:table-cell office:value-type="string">
            <text:p>Revista da Faculdade Santa Marcel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569</text:p>
          </table:table-cell>
          <table:table-cell office:value-type="string">
            <text:p>ARTES / MÚSICA <text:s text:c="35"/></text:p>
          </table:table-cell>
          <table:table-cell office:value-type="string">
            <text:p>Revista da Fundar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ARTES / MÚSICA <text:s text:c="35"/></text:p>
          </table:table-cell>
          <table:table-cell office:value-type="string">
            <text:p>Revista de Ciências Geren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874</text:p>
          </table:table-cell>
          <table:table-cell office:value-type="string">
            <text:p>ARTES / MÚSICA <text:s text:c="35"/></text:p>
          </table:table-cell>
          <table:table-cell office:value-type="string">
            <text:p>Revista de História da Arte e Arque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505</text:p>
          </table:table-cell>
          <table:table-cell office:value-type="string">
            <text:p>ARTES / MÚSICA <text:s text:c="35"/></text:p>
          </table:table-cell>
          <table:table-cell office:value-type="string">
            <text:p>Revista de Letras (UNE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348</text:p>
          </table:table-cell>
          <table:table-cell office:value-type="string">
            <text:p>ARTES / MÚSICA <text:s text:c="35"/></text:p>
          </table:table-cell>
          <table:table-cell office:value-type="string">
            <text:p>Revista Digital do LAV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77X</text:p>
          </table:table-cell>
          <table:table-cell office:value-type="string">
            <text:p>ARTES / MÚSICA <text:s text:c="35"/></text:p>
          </table:table-cell>
          <table:table-cell office:value-type="string">
            <text:p>Revista do ... Festival Nacional de Teatro Infantil de Blumena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55</text:p>
          </table:table-cell>
          <table:table-cell office:value-type="string">
            <text:p>ARTES / MÚSICA <text:s text:c="35"/></text:p>
          </table:table-cell>
          <table:table-cell office:value-type="string">
            <text:p>Revista do Conservatório de Mús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50X</text:p>
          </table:table-cell>
          <table:table-cell office:value-type="string">
            <text:p>ARTES / MÚSICA <text:s text:c="35"/></text:p>
          </table:table-cell>
          <table:table-cell office:value-type="string">
            <text:p>Revista do Conservatório de Mús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874</text:p>
          </table:table-cell>
          <table:table-cell office:value-type="string">
            <text:p>ARTES / MÚSICA <text:s text:c="35"/></text:p>
          </table:table-cell>
          <table:table-cell office:value-type="string">
            <text:p>Revista do Instituto de Estudos Brasileir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00</text:p>
          </table:table-cell>
          <table:table-cell office:value-type="string">
            <text:p>ARTES / MÚSICA <text:s text:c="35"/></text:p>
          </table:table-cell>
          <table:table-cell office:value-type="string">
            <text:p>Revista do Lume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876</text:p>
          </table:table-cell>
          <table:table-cell office:value-type="string">
            <text:p>ARTES / MÚSICA <text:s text:c="35"/></text:p>
          </table:table-cell>
          <table:table-cell office:value-type="string">
            <text:p>Revista e-Curriculum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94</text:p>
          </table:table-cell>
          <table:table-cell office:value-type="string">
            <text:p>ARTES / MÚSICA <text:s text:c="35"/></text:p>
          </table:table-cell>
          <table:table-cell office:value-type="string">
            <text:p>Revista Educação e Cidada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30</text:p>
          </table:table-cell>
          <table:table-cell office:value-type="string">
            <text:p>ARTES / MÚSICA <text:s text:c="35"/></text:p>
          </table:table-cell>
          <table:table-cell office:value-type="string">
            <text:p>Revista Educação em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52X</text:p>
          </table:table-cell>
          <table:table-cell office:value-type="string">
            <text:p>ARTES / MÚSICA <text:s text:c="35"/></text:p>
          </table:table-cell>
          <table:table-cell office:value-type="string">
            <text:p>Revista Eletrônica de Musicologia (Ed. Portugu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549</text:p>
          </table:table-cell>
          <table:table-cell office:value-type="string">
            <text:p>ARTES / MÚSICA <text:s text:c="35"/></text:p>
          </table:table-cell>
          <table:table-cell office:value-type="string">
            <text:p>Revista FAME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ARTES / MÚSICA <text:s text:c="35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605</text:p>
          </table:table-cell>
          <table:table-cell office:value-type="string">
            <text:p>ARTES / MÚSICA <text:s text:c="35"/></text:p>
          </table:table-cell>
          <table:table-cell office:value-type="string">
            <text:p>Revista NUPEAR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79</text:p>
          </table:table-cell>
          <table:table-cell office:value-type="string">
            <text:p>ARTES / MÚSICA <text:s text:c="35"/></text:p>
          </table:table-cell>
          <table:table-cell office:value-type="string">
            <text:p>Revista Ohu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68</text:p>
          </table:table-cell>
          <table:table-cell office:value-type="string">
            <text:p>ARTES / MÚSICA <text:s text:c="35"/></text:p>
          </table:table-cell>
          <table:table-cell office:value-type="string">
            <text:p>Revista Solta a Voz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ARTES / MÚSICA <text:s text:c="35"/></text:p>
          </table:table-cell>
          <table:table-cell office:value-type="string">
            <text:p>Revista USP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494</text:p>
          </table:table-cell>
          <table:table-cell office:value-type="string">
            <text:p>ARTES / MÚSICA <text:s text:c="35"/></text:p>
          </table:table-cell>
          <table:table-cell office:value-type="string">
            <text:p>Revista VIS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21</text:p>
          </table:table-cell>
          <table:table-cell office:value-type="string">
            <text:p>ARTES / MÚSICA <text:s text:c="35"/></text:p>
          </table:table-cell>
          <table:table-cell office:value-type="string">
            <text:p>Revista Z Cultural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3276</text:p>
          </table:table-cell>
          <table:table-cell office:value-type="string">
            <text:p>ARTES / MÚSICA <text:s text:c="35"/></text:p>
          </table:table-cell>
          <table:table-cell office:value-type="string">
            <text:p>Revistta Anaconda de Cultura y 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3-4831</text:p>
          </table:table-cell>
          <table:table-cell office:value-type="string">
            <text:p>ARTES / MÚSICA <text:s text:c="35"/></text:p>
          </table:table-cell>
          <table:table-cell office:value-type="string">
            <text:p>RIdIM Newslet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92</text:p>
          </table:table-cell>
          <table:table-cell office:value-type="string">
            <text:p>ARTES / MÚSICA <text:s text:c="35"/></text:p>
          </table:table-cell>
          <table:table-cell office:value-type="string">
            <text:p>Rotunda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51</text:p>
          </table:table-cell>
          <table:table-cell office:value-type="string">
            <text:p>ARTES / MÚSICA <text:s text:c="35"/></text:p>
          </table:table-cell>
          <table:table-cell office:value-type="string">
            <text:p>RUA. Revista de Arquitetura e Urbanis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25</text:p>
          </table:table-cell>
          <table:table-cell office:value-type="string">
            <text:p>ARTES / MÚSICA <text:s text:c="35"/></text:p>
          </table:table-cell>
          <table:table-cell office:value-type="string">
            <text:p>RUA. Revista Universitária do Audiovis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203</text:p>
          </table:table-cell>
          <table:table-cell office:value-type="string">
            <text:p>ARTES / MÚSICA <text:s text:c="35"/></text:p>
          </table:table-cell>
          <table:table-cell office:value-type="string">
            <text:p>Ruarada (Ass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755</text:p>
          </table:table-cell>
          <table:table-cell office:value-type="string">
            <text:p>ARTES / MÚSICA <text:s text:c="35"/></text:p>
          </table:table-cell>
          <table:table-cell office:value-type="string">
            <text:p>Sala do Artista Popul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79</text:p>
          </table:table-cell>
          <table:table-cell office:value-type="string">
            <text:p>ARTES / MÚSICA <text:s text:c="35"/></text:p>
          </table:table-cell>
          <table:table-cell office:value-type="string">
            <text:p>Sala Preta (U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8-1863</text:p>
          </table:table-cell>
          <table:table-cell office:value-type="string">
            <text:p>ARTES / MÚSICA <text:s text:c="35"/></text:p>
          </table:table-cell>
          <table:table-cell office:value-type="string">
            <text:p>Science &amp; Motricité (Belgique. Imprimé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185X</text:p>
          </table:table-cell>
          <table:table-cell office:value-type="string">
            <text:p>ARTES / MÚSICA <text:s text:c="35"/></text:p>
          </table:table-cell>
          <table:table-cell office:value-type="string">
            <text:p>Selby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604</text:p>
          </table:table-cell>
          <table:table-cell office:value-type="string">
            <text:p>ARTES / MÚSICA <text:s text:c="35"/></text:p>
          </table:table-cell>
          <table:table-cell office:value-type="string">
            <text:p>Seminário Música Ciência e Tecn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3065</text:p>
          </table:table-cell>
          <table:table-cell office:value-type="string">
            <text:p>ARTES / MÚSICA <text:s text:c="35"/></text:p>
          </table:table-cell>
          <table:table-cell office:value-type="string">
            <text:p>Ser Mé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30</text:p>
          </table:table-cell>
          <table:table-cell office:value-type="string">
            <text:p>ARTES / MÚSICA <text:s text:c="35"/></text:p>
          </table:table-cell>
          <table:table-cell office:value-type="string">
            <text:p>Significação: Revista de Cultura Audiovis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50</text:p>
          </table:table-cell>
          <table:table-cell office:value-type="string">
            <text:p>ARTES / MÚSICA <text:s text:c="35"/></text:p>
          </table:table-cell>
          <table:table-cell office:value-type="string">
            <text:p>Signotica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0715</text:p>
          </table:table-cell>
          <table:table-cell office:value-type="string">
            <text:p>ARTES / MÚSICA <text:s text:c="35"/></text:p>
          </table:table-cell>
          <table:table-cell office:value-type="string">
            <text:p>Sinais de Ce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458X</text:p>
          </table:table-cell>
          <table:table-cell office:value-type="string">
            <text:p>ARTES / MÚSICA <text:s text:c="35"/></text:p>
          </table:table-cell>
          <table:table-cell office:value-type="string">
            <text:p>Sipario (Milan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ARTES / MÚSICA <text:s text:c="35"/></text:p>
          </table:table-cell>
          <table:table-cell office:value-type="string">
            <text:p>Sociedade e 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ARTES / MÚSICA <text:s text:c="35"/></text:p>
          </table:table-cell>
          <table:table-cell office:value-type="string">
            <text:p>Somanlu (UF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3630</text:p>
          </table:table-cell>
          <table:table-cell office:value-type="string">
            <text:p>ARTES / MÚSICA <text:s text:c="35"/></text:p>
          </table:table-cell>
          <table:table-cell office:value-type="string">
            <text:p>Studies in Conservation (Cessou em 195u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388</text:p>
          </table:table-cell>
          <table:table-cell office:value-type="string">
            <text:p>ARTES / MÚSICA <text:s text:c="35"/></text:p>
          </table:table-cell>
          <table:table-cell office:value-type="string">
            <text:p>Studium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59</text:p>
          </table:table-cell>
          <table:table-cell office:value-type="string">
            <text:p>ARTES / MÚSICA <text:s text:c="35"/></text:p>
          </table:table-cell>
          <table:table-cell office:value-type="string">
            <text:p>Subtext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ARTES / MÚSICA <text:s text:c="35"/></text:p>
          </table:table-cell>
          <table:table-cell office:value-type="string">
            <text:p>TD. Teoria e Deb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9230</text:p>
          </table:table-cell>
          <table:table-cell office:value-type="string">
            <text:p>ARTES / MÚSICA <text:s text:c="35"/></text:p>
          </table:table-cell>
          <table:table-cell office:value-type="string">
            <text:p>Teatro XXI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ARTES / MÚSICA <text:s text:c="35"/></text:p>
          </table:table-cell>
          <table:table-cell office:value-type="string">
            <text:p>Tempo Brasil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0361</text:p>
          </table:table-cell>
          <table:table-cell office:value-type="string">
            <text:p>ARTES / MÚSICA <text:s text:c="35"/></text:p>
          </table:table-cell>
          <table:table-cell office:value-type="string">
            <text:p>Territorio teatr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06X</text:p>
          </table:table-cell>
          <table:table-cell office:value-type="string">
            <text:p>ARTES / MÚSICA <text:s text:c="35"/></text:p>
          </table:table-cell>
          <table:table-cell office:value-type="string">
            <text:p>Territórios e Fronteiras da Ce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88</text:p>
          </table:table-cell>
          <table:table-cell office:value-type="string">
            <text:p>ARTES / MÚSICA <text:s text:c="35"/></text:p>
          </table:table-cell>
          <table:table-cell office:value-type="string">
            <text:p>Texto Digital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87</text:p>
          </table:table-cell>
          <table:table-cell office:value-type="string">
            <text:p>ARTES / MÚSICA <text:s text:c="35"/></text:p>
          </table:table-cell>
          <table:table-cell office:value-type="string">
            <text:p>Textos de Historia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281</text:p>
          </table:table-cell>
          <table:table-cell office:value-type="string">
            <text:p>ARTES / MÚSICA <text:s text:c="35"/></text:p>
          </table:table-cell>
          <table:table-cell office:value-type="string">
            <text:p>Textos Escolhidos de Cultura e Arte Popular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52X</text:p>
          </table:table-cell>
          <table:table-cell office:value-type="string">
            <text:p>ARTES / MÚSICA <text:s text:c="35"/></text:p>
          </table:table-cell>
          <table:table-cell office:value-type="string">
            <text:p>The Laryngoscope (St. Lou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822</text:p>
          </table:table-cell>
          <table:table-cell office:value-type="string">
            <text:p>ARTES / MÚSICA <text:s text:c="35"/></text:p>
          </table:table-cell>
          <table:table-cell office:value-type="string">
            <text:p>Third Tex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7-0101</text:p>
          </table:table-cell>
          <table:table-cell office:value-type="string">
            <text:p>ARTES / MÚSICA <text:s text:c="35"/></text:p>
          </table:table-cell>
          <table:table-cell office:value-type="string">
            <text:p>Trans (Barcelon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ARTES / MÚSICA <text:s text:c="35"/></text:p>
          </table:table-cell>
          <table:table-cell office:value-type="string">
            <text:p>Travessias (UNIOEST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776</text:p>
          </table:table-cell>
          <table:table-cell office:value-type="string">
            <text:p>ARTES / MÚSICA <text:s text:c="35"/></text:p>
          </table:table-cell>
          <table:table-cell office:value-type="string">
            <text:p>Udesc em 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731</text:p>
          </table:table-cell>
          <table:table-cell office:value-type="string">
            <text:p>ARTES / MÚSICA <text:s text:c="35"/></text:p>
          </table:table-cell>
          <table:table-cell office:value-type="string">
            <text:p>Urdimento (UDE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ARTES / MÚSICA <text:s text:c="35"/></text:p>
          </table:table-cell>
          <table:table-cell office:value-type="string">
            <text:p>Varia Históri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839</text:p>
          </table:table-cell>
          <table:table-cell office:value-type="string">
            <text:p>ARTES / MÚSICA <text:s text:c="35"/></text:p>
          </table:table-cell>
          <table:table-cell office:value-type="string">
            <text:p>VeraCidade (Salvador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748</text:p>
          </table:table-cell>
          <table:table-cell office:value-type="string">
            <text:p>ARTES / MÚSICA <text:s text:c="35"/></text:p>
          </table:table-cell>
          <table:table-cell office:value-type="string">
            <text:p>Visualidades (UF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1558</text:p>
          </table:table-cell>
          <table:table-cell office:value-type="string">
            <text:p>ARTES / MÚSICA <text:s text:c="35"/></text:p>
          </table:table-cell>
          <table:table-cell office:value-type="string">
            <text:p>Yearbook for Traditional Music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5-9756</text:p>
          </table:table-cell>
          <table:table-cell office:value-type="string">
            <text:p>ARTES / MÚSICA <text:s text:c="35"/></text:p>
          </table:table-cell>
          <table:table-cell office:value-type="string">
            <text:p>Zeitschrift fur Theaterpadagogik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3105</text:p>
          </table:table-cell>
          <table:table-cell office:value-type="string">
            <text:p>ARTES / MÚSICA <text:s text:c="35"/></text:p>
          </table:table-cell>
          <table:table-cell office:value-type="string">
            <text:p>Zona de Obr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4:03</dc:date>
    <dc:creator>Marco Silva</dc:creator>
    <meta:document-statistic meta:table-count="1" meta:cell-count="1310" meta:object-count="0"/>
    <meta:generator>OpenOffice.org/3.2$Unix OpenOffice.org_project/320m12$Build-9483</meta:generator>
  </office:meta>
</office:document-meta>
</file>